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5d784" officeooo:paragraph-rsid="0005d784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5d784" officeooo:paragraph-rsid="0005d784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g Version Control System Project</text:p>
      <text:p text:style-name="P1"/>
      <text:p text:style-name="P2">Desired functionality:</text:p>
      <text:p text:style-name="P2">- be able to store individual files snapshots</text:p>
      <text:p text:style-name="P2">- be able to roll through file history via version number</text:p>
      <text:p text:style-name="P2">- optimized version storage</text:p>
      <text:p text:style-name="P2"/>
      <text:p text:style-name="P2">Interface:</text:p>
      <text:p text:style-name="P2">- console</text:p>
      <text:p text:style-name="P2">- do state system similar to git: unwatched → staged → committed</text:p>
      <text:p text:style-name="P2">- number interface</text:p>
      <text:p text:style-name="P2"><text:tab/>[F] select file</text:p>
      <text:p text:style-name="P2"><text:tab/>[R] remove file from watcher</text:p>
      <text:p text:style-name="P2"><text:tab/>[A] add file to watcher</text:p>
      <text:p text:style-name="P2"><text:tab/>[C] commit changes</text:p>
      <text:p text:style-name="P2"><text:tab/>[G] go to version of file</text:p>
      <text:p text:style-name="P2"><text:tab/>[Q] ex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6T14:27:51.333134138</meta:creation-date>
    <dc:date>2025-09-06T14:56:08.096264492</dc:date>
    <meta:editing-duration>PT18M2S</meta:editing-duration>
    <meta:editing-cycles>1</meta:editing-cycles>
    <meta:document-statistic meta:table-count="0" meta:image-count="0" meta:object-count="0" meta:page-count="1" meta:paragraph-count="15" meta:word-count="72" meta:character-count="409" meta:non-whitespace-character-count="346"/>
    <meta:generator>LibreOffice/25.8.1.1$Linux_X86_64 LibreOffice_project/580$Build-1</meta:generator>
  </office:meta>
</office:document-meta>
</file>